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6e84" officeooo:paragraph-rsid="00090df4"/>
    </style:style>
    <style:style style:name="P2" style:family="paragraph" style:parent-style-name="Standard">
      <style:paragraph-properties fo:text-align="center" style:justify-single-word="false"/>
      <style:text-properties officeooo:rsid="00026e84" officeooo:paragraph-rsid="00090df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235d" officeooo:paragraph-rsid="00090d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0235d" officeooo:paragraph-rsid="00090df4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Serif" fo:font-size="12pt" style:font-size-asian="12pt" style:font-size-complex="12pt"/>
    </style:style>
    <style:style style:name="P7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</style:style>
    <style:style style:name="T1" style:family="text">
      <style:text-properties officeooo:rsid="0001d31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ep Learning for Sequences – Assignment 2 – <text:span text:style-name="T1">Part 2</text:span></text:p>
      <text:p text:style-name="P4"/>
      <text:p text:style-name="P4">Daniel Juravski 206082323</text:p>
      <text:p text:style-name="P2">Eyal <text:span text:style-name="T2">Orbach</text:span> 015369317</text:p>
      <text:p text:style-name="P1"/>
      <text:p text:style-name="P5"/>
      <text:p text:style-name="P5">Word is : <text:span text:style-name="T5">dog</text:span></text:p>
      <text:p text:style-name="P5">closest words are:</text:p>
      <text:p text:style-name="P5"><text:s text:c="2"/>"<text:span text:style-name="T5">cat</text:span>" <text:s text:c="3"/>cosinus value=0.7709259769145916</text:p>
      <text:p text:style-name="P5"><text:s text:c="2"/>"<text:span text:style-name="T5">rabbit</text:span>" cosinus value=0.7319670153567381</text:p>
      <text:p text:style-name="P5"><text:s text:c="2"/>"<text:span text:style-name="T5">puppy</text:span>" <text:s/>cosinus value=0.6965872912479809</text:p>
      <text:p text:style-name="P5"><text:s text:c="2"/>"<text:span text:style-name="T5">frog</text:span>" <text:s text:c="2"/>cosinus value=0.6484941022772281</text:p>
      <text:p text:style-name="P6"><text:s text:c="2"/>"<text:span text:style-name="T5">kitten</text:span>" cosinus value=0.6348920530812184</text:p>
      <text:p text:style-name="P5"/>
      <text:p text:style-name="P5">Word is : <text:span text:style-name="T5">england</text:span></text:p>
      <text:p text:style-name="P5">closest words are:</text:p>
      <text:p text:style-name="P5"><text:s text:c="2"/>"<text:span text:style-name="T5">ireland</text:span>" <text:s text:c="3"/>cosinus value=0.9009473338245269</text:p>
      <text:p text:style-name="P5"><text:s text:c="2"/>"<text:span text:style-name="T5">scotland</text:span>" <text:s text:c="2"/>cosinus value=0.85007734042004</text:p>
      <text:p text:style-name="P5"><text:s text:c="2"/>"<text:span text:style-name="T5">australia</text:span>" <text:s/>cosinus value=0.8063409338273497</text:p>
      <text:p text:style-name="P5"><text:s text:c="2"/>"<text:span text:style-name="T5">wales</text:span>" <text:s/>cosinus value=0.7983477530776708</text:p>
      <text:p text:style-name="P6"><text:s text:c="2"/>"<text:span text:style-name="T5">europe</text:span>" cosinus value=0.7752753846783793</text:p>
      <text:p text:style-name="P5"/>
      <text:p text:style-name="P5">Word is : <text:span text:style-name="T5">john</text:span></text:p>
      <text:p text:style-name="P5">closest words are:</text:p>
      <text:p text:style-name="P5"><text:s text:c="2"/>"<text:span text:style-name="T5">george</text:span>" cosinus value=0.9220484429316899</text:p>
      <text:p text:style-name="P5"><text:s text:c="2"/>"<text:span text:style-name="T5">robert</text:span>" cosinus value=0.8988161740885585</text:p>
      <text:p text:style-name="P5"><text:s text:c="2"/>"<text:span text:style-name="T5">charles</text:span>" <text:s text:c="3"/>cosinus value=0.8946922827779178</text:p>
      <text:p text:style-name="P5"><text:s text:c="2"/>"<text:span text:style-name="T5">william</text:span>" <text:s text:c="3"/>cosinus value=0.8894472752280502</text:p>
      <text:p text:style-name="P6"><text:s text:c="2"/>"<text:span text:style-name="T5">james</text:span>" <text:s/>cosinus value=0.8782858999808391</text:p>
      <text:p text:style-name="P5"/>
      <text:p text:style-name="P5">Word is : <text:span text:style-name="T5">explode</text:span></text:p>
      <text:p text:style-name="P5">closest words are:</text:p>
      <text:p text:style-name="P5"><text:s text:c="2"/>"<text:span text:style-name="T5">grenadiers</text:span>" cosinus value=0.5554276681938686</text:p>
      <text:p text:style-name="P5"><text:s text:c="2"/>"<text:span text:style-name="T5">slashed</text:span>" <text:s text:c="3"/>cosinus value=0.5508392346507232</text:p>
      <text:p text:style-name="P5"><text:s text:c="2"/>"<text:span text:style-name="T5">appendix</text:span>" <text:s text:c="2"/>cosinus value=0.5339477979858466</text:p>
      <text:p text:style-name="P5"><text:s text:c="2"/>"<text:span text:style-name="T5">monnet</text:span>" cosinus value=0.5242184541980067</text:p>
      <text:p text:style-name="P6"><text:s text:c="2"/>"<text:span text:style-name="T5">instantaneously</text:span>" <text:s text:c="3"/>cosinus value=0.5182675882175857</text:p>
      <text:p text:style-name="P5"/>
      <text:p text:style-name="P5">Word is : <text:span text:style-name="T5">office</text:span></text:p>
      <text:p text:style-name="P5">closest words are:</text:p>
      <text:p text:style-name="P5"><text:s text:c="2"/>"<text:span text:style-name="T5">board</text:span>" <text:s/>cosinus value=0.668167489232501</text:p>
      <text:p text:style-name="P5"><text:s text:c="2"/>"<text:span text:style-name="T5">court</text:span>" <text:s/>cosinus value=0.6197735812307626</text:p>
      <text:p text:style-name="P5"><text:s text:c="2"/>"<text:span text:style-name="T5">offices</text:span>" <text:s text:c="3"/>cosinus value=0.6174371328485805</text:p>
      <text:p text:style-name="P5"><text:s text:c="2"/>"<text:span text:style-name="T5">commission</text:span>" cosinus value=0.6166757055712343</text:p>
      <text:p text:style-name="P7"><text:span text:style-name="T3"><text:s text:c="2"/>"</text:span><text:span text:style-name="T4">authority</text:span><text:span text:style-name="T3">" <text:s/>cosinus value=0.60332012539240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5:20:56.258603961</meta:creation-date>
    <dc:date>2018-12-03T09:59:18.551016702</dc:date>
    <meta:editing-duration>P1DT6H15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24" meta:character-count="1392" meta:non-whitespace-character-count="1220"/>
  </office:meta>
</office:document-meta>
</file>